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What is this channel:</text:p>
      <text:p text:style-name="Standard"/>
      <text:p text:style-name="Standard">This channel is aimed at covering what you need to be a developer. More so fill the gap between how to write code after finishing a tutorial series, either a college course.</text:p>
      <text:p text:style-name="Standard">What do you need to follow along:</text:p>
      <text:p text:style-name="Standard"/>
      <text:p text:style-name="Standard">How to<text:s/>find what you are looking for:</text:p>
      <text:p text:style-name="Standard"/>
      <text:p text:style-name="Standard">Release dates tentative:</text:p>
      <text:p text:style-name="Standard"/>
      <text:p text:style-name="Standard"/>
      <text:p text:style-name="Standard"/>
      <text:p text:style-name="Standard">Tools List:</text:p>
      <text:p text:style-name="Standard">(Budget for start 2k ($336 spent as of 6/3)</text:p>
      <text:p text:style-name="Standard">Git, github and (private pi server, backup jobs 2x week to pi) later</text:p>
      <text:p text:style-name="Standard">Python 3.6<text:s/></text:p>
      <text:p text:style-name="Standard">Lenovo</text:p>
      <text:p text:style-name="Standard">Ubuntu, but also windows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atrick Grady</dc:creator>
    <meta:creation-date>2017-10-20T23:40:00Z</meta:creation-date>
    <dc:date>2019-06-03T15:43:00Z</dc:date>
    <meta:template xlink:href="Normal" xlink:type="simple"/>
    <meta:editing-cycles>2</meta:editing-cycles>
    <meta:editing-duration>PT900S</meta:editing-duration>
    <meta:document-statistic meta:page-count="1" meta:paragraph-count="1" meta:word-count="70" meta:character-count="469" meta:row-count="3" meta:non-whitespace-character-count="400"/>
  </office:meta>
</office:document-meta>
</file>